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T13"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3</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598539222"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966750436"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761931007"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748378622"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334097188"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3, the built-in version will be hidden (to avoid confusion). If you uninstall version 1.1.3,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2044113361"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36969839"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307432894"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973782136"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92868794" text:style-name="L10">
        <text:list-item>
          <text:p text:style-name="P20">Unzip <text:span text:style-name="Source_20_Text">writer2latex113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1945993607" text:style-name="L11">
        <text:list-item>
          <text:p text:style-name="P21">Unzip <text:span text:style-name="Source_20_Text">writer2latex113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043476398"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748099500"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paragraph justification and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ext:soft-page-break/>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ext:soft-page-break/>The attributes of the <text:span text:style-name="Source_20_Text">xhtml-style-map</text:span> element are used as follows:</text:p>
      <text:list xml:id="list321218295"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oft-page-break/>XHTML templates</text:p>
      <text:p text:style-name="Text_20_body">You can use your own XHTML document as a template for the generated XHTML documents. This should be an ordinary XHTML file (do not include DOCTYPE declaration) with some special elements:</text:p>
      <text:list xml:id="list1743877760"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892090292"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661693361" text:style-name="L17">
        <text:list-item>
          <text:p text:style-name="P26"><text:soft-page-break/>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Using Writer2LaTeX from another application</text:chapter><text:tab/><text:tab/>Page <text:page-number text:select-page="current">37</text:page-number></text:p>
      </style:header>
      <style:header-left>
        <text:p text:style-name="Header">Page <text:page-number text:select-page="current">37</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5-15T11:59:30</dc:date>
    <meta:print-date>2004-06-29T10:09:33</meta:print-date>
    <dc:language>en-US</dc:language>
    <meta:editing-cycles>259</meta:editing-cycles>
    <meta:editing-duration>PT37H05M27S</meta:editing-duration>
    <meta:document-statistic meta:table-count="25" meta:image-count="1" meta:object-count="0" meta:page-count="40" meta:paragraph-count="1021" meta:word-count="11011" meta:character-count="73036"/>
    <meta:user-defined meta:name="Info 1"/>
    <meta:user-defined meta:name="Info 2"/>
    <meta:user-defined meta:name="Info 3"/>
    <meta:user-defined meta:name="Info 4"/>
  </office:meta>
</office:document-meta>
</file>